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3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parler 1 minute de so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1:11:51.204842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09-03T21:12:02.755827050</dc:date>
    <meta:editing-duration>PT2H21M22S</meta:editing-duration>
    <meta:editing-cycles>8</meta:editing-cycles>
    <meta:document-statistic meta:table-count="1" meta:cell-count="57" meta:object-count="0"/>
  </office:meta>
</office:document-meta>
</file>